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574b5"/>
    </style:style>
    <style:style style:name="T2" style:family="text">
      <style:text-properties officeooo:rsid="0015de80"/>
    </style:style>
    <style:style style:name="T3" style:family="text">
      <style:text-properties officeooo:rsid="0018a227"/>
    </style:style>
    <style:style style:name="T4" style:family="text">
      <style:text-properties officeooo:rsid="001a96d4"/>
    </style:style>
    <style:style style:name="T5" style:family="text">
      <style:text-properties officeooo:rsid="001b9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Include proof of th X Diam Algebras (my version), explaining that my contribution is the precision of the elements relative to duality</text:span></text:p>
      <text:p text:style-name="P1">- <text:span text:style-name="T1">Talk about my implementation of LTL tableaux in Ocaml</text:span></text:p>
      <text:p text:style-name="P1">- <text:span text:style-name="T1">Comparative analysis of LTL Sat models (automata vs. tableaux) → will allow to have a good biblio</text:span></text:p>
      <text:p text:style-name="P1">- <text:span text:style-name="T2">Include my proof of “minimality” of AR in CTLf ; talk about how the proof of completeness of CTLf by van Gool / Ghilardi is not constructive (how to build the ultrafilters?), talk about the question of the existence of a atom for each ultrafilter (does it exist?) → need to find a constructive algorithm</text:span></text:p>
      <text:p text:style-name="P1">- <text:span text:style-name="T2">No constructive definition of EG (proof?) → the algorithm should use arguments of termination beyond simple calculus of equivalents</text:span></text:p>
      <text:p text:style-name="P1">- <text:span text:style-name="T3">Automata construction with atoms</text:span></text:p>
      <text:p text:style-name="P1"/>
      <text:p text:style-name="P1"/>
      <text:p text:style-name="P1">- <text:span text:style-name="T4">My own proof of completeness / termination of the LTL Ocaml script →link</text:span><text:span text:style-name="T5"> it to proof of X Diam Algebra</text:span></text:p>
      <text:p text:style-name="P1">- <text:span text:style-name="T4">Readme file on a github for the </text:span><text:span text:style-name="T5">implementation</text:span></text:p>
      <text:p text:style-name="P1">- <text:span text:style-name="T4">Clean up the files (no build etc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Calibri" fo:font-family="Calibri" style:font-family-generic="swiss" style:font-pitch="variable" fo:font-size="11pt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Calibri Light" fo:font-family="'Calibri Light'" style:font-style-name="Light" style:font-pitch="variable" fo:font-size="16pt" fo:font-weight="bold" style:font-size-asian="14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1:35:48.671725307</meta:creation-date>
    <meta:generator>LibreOffice/7.3.4.2$Linux_X86_64 LibreOffice_project/30$Build-2</meta:generator>
    <dc:date>2022-08-02T11:46:23.771176882</dc:date>
    <meta:editing-duration>PT2H47M39S</meta:editing-duration>
    <meta:editing-cycles>6</meta:editing-cycles>
    <meta:document-statistic meta:table-count="0" meta:image-count="0" meta:object-count="0" meta:page-count="1" meta:paragraph-count="9" meta:word-count="170" meta:character-count="949" meta:non-whitespace-character-count="788"/>
  </office:meta>
</office:document-meta>
</file>